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73c5" officeooo:paragraph-rsid="001d73c5"/>
    </style:style>
    <style:style style:name="P2" style:family="paragraph" style:parent-style-name="Standard">
      <style:text-properties officeooo:rsid="001e7c9e" officeooo:paragraph-rsid="001e7c9e"/>
    </style:style>
    <style:style style:name="P3" style:family="paragraph" style:parent-style-name="Standard">
      <style:text-properties officeooo:rsid="002167ee" officeooo:paragraph-rsid="002167ee"/>
    </style:style>
    <style:style style:name="P4" style:family="paragraph" style:parent-style-name="Standard">
      <style:text-properties officeooo:rsid="00246aea" officeooo:paragraph-rsid="00246aea"/>
    </style:style>
    <style:style style:name="P5" style:family="paragraph" style:parent-style-name="Standard">
      <style:text-properties officeooo:rsid="0024818e" officeooo:paragraph-rsid="0024818e"/>
    </style:style>
    <style:style style:name="P6" style:family="paragraph" style:parent-style-name="Standard">
      <style:text-properties officeooo:rsid="002520cc" officeooo:paragraph-rsid="002520cc"/>
    </style:style>
    <style:style style:name="P7" style:family="paragraph" style:parent-style-name="Standard">
      <style:text-properties officeooo:rsid="0025bc74" officeooo:paragraph-rsid="0025bc74"/>
    </style:style>
    <style:style style:name="P8" style:family="paragraph" style:parent-style-name="Standard">
      <style:text-properties officeooo:rsid="002711bd" officeooo:paragraph-rsid="002711bd"/>
    </style:style>
    <style:style style:name="P9" style:family="paragraph" style:parent-style-name="Standard">
      <style:text-properties officeooo:rsid="0028ae8d" officeooo:paragraph-rsid="0028ae8d"/>
    </style:style>
    <style:style style:name="P10" style:family="paragraph" style:parent-style-name="Standard">
      <style:text-properties officeooo:rsid="0028ae8d" officeooo:paragraph-rsid="0028ae8d"/>
    </style:style>
    <style:style style:name="P11" style:family="paragraph" style:parent-style-name="Standard">
      <style:text-properties officeooo:rsid="002ad120" officeooo:paragraph-rsid="002ad120"/>
    </style:style>
    <style:style style:name="P12" style:family="paragraph" style:parent-style-name="Standard">
      <style:text-properties officeooo:rsid="002ddee2" officeooo:paragraph-rsid="002ddee2"/>
    </style:style>
    <style:style style:name="P13" style:family="paragraph" style:parent-style-name="Standard">
      <style:text-properties officeooo:rsid="002ee7b5" officeooo:paragraph-rsid="002ee7b5"/>
    </style:style>
    <style:style style:name="T1" style:family="text">
      <style:text-properties officeooo:rsid="00248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1 : Langage de structuration de d’annotation</text:p>
      <text:p text:style-name="P1"/>
      <text:p text:style-name="P2">balisage : sert à repérer une partie du document présentant une caractéristique particulière, ouvra<text:span text:style-name="T1">n</text:span>te et fermante, balise = élément du document</text:p>
      <text:p text:style-name="P2"/>
      <text:p text:style-name="P3">procédural : définit le traitement appliqué à la zone balisée (html, ps, pdf, …)</text:p>
      <text:p text:style-name="P3">descriptif : identifie les types d’infos présents dans le doc, appelé aussi Structure Logique Génétique (SLG) (SGML, XML, RDF, …)</text:p>
      <text:p text:style-name="P3"/>
      <text:p text:style-name="P4">structure arborescente : &lt;a&gt; &lt;b&gt; &lt;/b&gt; &lt;/a&gt;</text:p>
      <text:p text:style-name="P4">chevauchement interdit, doc sous forme d’un arbre</text:p>
      <text:p text:style-name="P4"/>
      <text:p text:style-name="P5">SGML : puissant et évolutif mais complexe</text:p>
      <text:p text:style-name="P5">XML = forme simplifiée du SGML</text:p>
      <text:p text:style-name="P5"/>
      <text:p text:style-name="P5">format orienté objet, portabilité entre OS, utilisation conjointe possible avec autres langages</text:p>
      <text:p text:style-name="P5">format pivot : communication entre applications</text:p>
      <text:p text:style-name="P6">modèle de données pour le web</text:p>
      <text:p text:style-name="P6"/>
      <text:p text:style-name="P7">composants de XML : </text:p>
      <text:p text:style-name="P7">DTD ou XML schema</text:p>
      <text:p text:style-name="P7">parser/processor XML</text:p>
      <text:p text:style-name="P7"><text:tab/>DOM (Document Object Model) ou SAX (Simple API for XML)</text:p>
      <text:p text:style-name="P7">espaces de noms</text:p>
      <text:p text:style-name="P7"/>
      <text:p text:style-name="P8">bien formé et valide :</text:p>
      <text:p text:style-name="P8">bien formé → respecte la syntaxe du XML</text:p>
      <text:p text:style-name="P8"><text:tab/>élément racine décomposable en éléments fils</text:p>
      <text:p text:style-name="P8"><text:tab/>pas de chevauchements</text:p>
      <text:p text:style-name="P8"><text:tab/>fermeture de balises</text:p>
      <text:p text:style-name="P8"/>
      <text:p text:style-name="P9">DOM → définit l’interface entre les parsers et les applis, accède aux données XML par programmation</text:p>
      <text:p text:style-name="P9">SAX → alternative au DOM pour XML volumineux, interface avec JAVA</text:p>
      <text:p text:style-name="P9"/>
      <text:p text:style-name="P11">SVG → Scalable Vector Graphics</text:p>
      <text:p text:style-name="P11">graphique vectoriel 2D, contient des éléments </text:p>
      <text:p text:style-name="P11">XML</text:p>
      <text:p text:style-name="P12">PARTIE 2 : Syntaxe XML</text:p>
      <text:p text:style-name="P12"/>
      <text:p text:style-name="P13">prologue, élément racine, épilogue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8:40:01.101522248</meta:creation-date>
    <meta:generator>LibreOffice/5.1.6.2$Linux_X86_64 LibreOffice_project/10m0$Build-2</meta:generator>
    <dc:date>2017-09-14T18:10:05.093594916</dc:date>
    <meta:editing-duration>PT3H16M</meta:editing-duration>
    <meta:editing-cycles>16</meta:editing-cycles>
    <meta:document-statistic meta:table-count="0" meta:image-count="0" meta:object-count="0" meta:page-count="1" meta:paragraph-count="28" meta:word-count="210" meta:character-count="1313" meta:non-whitespace-character-count="1125"/>
  </office:meta>
</office:document-meta>
</file>